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n-cs" svg:font-family="+mn-cs"/>
    <style:font-face style:name="+mn-ea" svg:font-family="+mn-ea"/>
    <style:font-face style:name="+mn-lt" svg:font-family="+mn-lt"/>
    <style:font-face style:name="Calibri" svg:font-family="Calibri"/>
    <style:font-face style:name="Open Sans" svg:font-family="'Open Sans'"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Open Sans1" svg:font-family="'Open Sans'"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solid" svg:stroke-width="0.212cm" svg:stroke-color="#ffffff" draw:fill="solid" draw:fill-color="#e1f3fb" draw:textarea-vertical-align="middle" draw:auto-grow-height="false" draw:fit-to-size="false" fo:padding-top="0.125cm" fo:padding-bottom="0.125cm" fo:padding-left="0.25cm" fo:padding-right="0.25cm" fo:wrap-option="wrap"/>
    </style:style>
    <style:style style:name="gr2" style:family="graphic" style:parent-style-name="standard">
      <style:graphic-properties draw:stroke="solid" svg:stroke-width="0.212cm" svg:stroke-color="#ffffff" draw:fill="solid" draw:fill-color="#d9d9d9" draw:opacity="20%" draw:textarea-vertical-align="middle" draw:auto-grow-height="false" draw:fit-to-size="false" fo:padding-top="0.125cm" fo:padding-bottom="0.125cm" fo:padding-left="0.25cm" fo:padding-right="0.25cm" fo:wrap-option="wrap"/>
    </style:style>
    <style:style style:name="gr3" style:family="graphic" style:parent-style-name="standard">
      <style:graphic-properties draw:stroke="none" svg:stroke-width="0.106cm" draw:fill="none" draw:textarea-vertical-align="middle" draw:auto-grow-height="false" draw:fit-to-size="false" fo:padding-top="0.125cm" fo:padding-bottom="0.125cm" fo:padding-left="0.25cm" fo:padding-right="0.25cm" fo:wrap-option="wrap"/>
    </style:style>
    <style:style style:name="gr4" style:family="graphic" style:parent-style-name="standard">
      <style:graphic-properties draw:stroke="solid" svg:stroke-width="0.212cm" svg:stroke-color="#ffffff" draw:fill="solid" draw:fill-color="#e1f3fb" draw:opacity="60%" draw:textarea-vertical-align="middle" draw:auto-grow-height="false" draw:fit-to-size="false" fo:padding-top="0.125cm" fo:padding-bottom="0.125cm" fo:padding-left="0.25cm" fo:padding-right="0.25cm" fo:wrap-option="wrap"/>
    </style:style>
    <style:style style:name="gr5" style:family="graphic" style:parent-style-name="standard">
      <style:graphic-properties draw:stroke="solid" svg:stroke-width="0.212cm" svg:stroke-color="#ffffff" draw:fill="solid" draw:fill-color="#d9d9d9" draw:opacity="20%" draw:textarea-vertical-align="middle" draw:auto-grow-height="false" draw:fit-to-size="false" fo:padding-top="0.125cm" fo:padding-bottom="0.125cm" fo:padding-left="0.25cm" fo:padding-right="0.25cm" fo:wrap-option="wrap"/>
    </style:style>
    <style:style style:name="gr6" style:family="graphic" style:parent-style-name="standard">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7" style:family="graphic" style:parent-style-name="standard">
      <style:graphic-properties draw:stroke="none" svg:stroke-width="0cm" draw:stroke-linejoin="round" draw:fill="solid" draw:fill-color="#019add" draw:textarea-vertical-align="top" draw:auto-grow-height="false" draw:fit-to-size="false" fo:padding-top="0.127cm" fo:padding-bottom="0.127cm" fo:padding-left="0.254cm" fo:padding-right="0.254cm" fo:wrap-option="wrap"/>
    </style:style>
    <style:style style:name="gr8" style:family="graphic" style:parent-style-name="standard">
      <style:graphic-properties draw:stroke="none" svg:stroke-width="0cm" draw:stroke-linejoin="round" draw:fill="solid" draw:fill-color="#ffffff" draw:textarea-vertical-align="top" draw:auto-grow-height="false" draw:fit-to-size="false" fo:padding-top="0.127cm" fo:padding-bottom="0.127cm" fo:padding-left="0.254cm" fo:padding-right="0.254cm" fo:wrap-option="wrap"/>
    </style:style>
    <style:style style:name="gr9"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0" style:family="graphic" style:parent-style-name="standard">
      <style:graphic-properties draw:stroke="none" svg:stroke-color="#000000" draw:fill="none" draw:fill-color="#ffffff" draw:auto-grow-height="true" draw:auto-grow-width="false" fo:max-height="0cm" fo:min-height="0.949cm"/>
    </style:style>
    <style:style style:name="gr11" style:family="graphic" style:parent-style-name="standard">
      <style:graphic-properties draw:stroke="none" svg:stroke-color="#000000" draw:fill="none" draw:fill-color="#ffffff" draw:auto-grow-height="true" draw:auto-grow-width="false" fo:max-height="0cm" fo:min-height="1.509cm"/>
    </style:style>
    <style:style style:name="gr12" style:family="graphic" style:parent-style-name="standard">
      <style:graphic-properties draw:stroke="none" svg:stroke-color="#000000" draw:fill="none" draw:fill-color="#ffffff" draw:auto-grow-height="true" draw:auto-grow-width="false" fo:max-height="0cm" fo:min-height="1.02cm"/>
    </style:style>
    <style:style style:name="gr13" style:family="graphic">
      <style:graphic-properties style:protect="size"/>
    </style:style>
    <style:style style:name="pr1" style:family="presentation" style:parent-style-name="slidemodel-business-model-canvas-title">
      <style:graphic-properties draw:stroke="none" svg:stroke-width="0cm" draw:fill="none" draw:textarea-vertical-align="middle" draw:auto-grow-height="false" draw:fit-to-size="false" fo:min-height="3.181cm" fo:padding-top="0.169cm" fo:padding-bottom="0.169cm" fo:padding-left="0.339cm" fo:padding-right="0.339cm" fo:wrap-option="wrap"/>
    </style:style>
    <style:style style:name="pr2" style:family="presentation" style:parent-style-name="slidemodel-business-model-canvas-notes">
      <style:graphic-properties draw:fill-color="#ffffff" fo:min-height="12.573cm"/>
    </style:style>
    <style:style style:name="P1" style:family="paragraph">
      <style:paragraph-properties fo:margin-top="0cm" fo:margin-bottom="0cm" fo:line-height="100%" fo:text-align="start" style:punctuation-wrap="hanging" style:writing-mode="lr-tb"/>
      <style:text-properties fo:hyphenate="false"/>
    </style:style>
    <style:style style:name="P2" style:family="paragraph">
      <loext:graphic-properties draw:fill="none"/>
      <style:paragraph-properties fo:text-align="start" style:font-independent-line-spacing="true"/>
      <style:text-properties fo:font-size="36pt"/>
    </style:style>
    <style:style style:name="P3" style:family="paragraph">
      <loext:graphic-properties draw:fill="solid" draw:fill-color="#e1f3fb"/>
      <style:paragraph-properties fo:text-align="start" style:font-independent-line-spacing="true"/>
      <style:text-properties fo:font-size="24pt"/>
    </style:style>
    <style:style style:name="P4" style:family="paragraph">
      <loext:graphic-properties draw:fill="solid" draw:fill-color="#d9d9d9" draw:opacity="20%"/>
      <style:paragraph-properties fo:text-align="start" style:font-independent-line-spacing="true"/>
      <style:text-properties fo:font-size="24pt"/>
    </style:style>
    <style:style style:name="P5" style:family="paragraph">
      <loext:graphic-properties draw:fill="none"/>
      <style:paragraph-properties fo:text-align="start" style:font-independent-line-spacing="true"/>
      <style:text-properties fo:font-size="24pt"/>
    </style:style>
    <style:style style:name="P6" style:family="paragraph">
      <loext:graphic-properties draw:fill="solid" draw:fill-color="#e1f3fb" draw:opacity="60%"/>
      <style:paragraph-properties fo:text-align="start" style:font-independent-line-spacing="true"/>
      <style:text-properties fo:font-size="24pt"/>
    </style:style>
    <style:style style:name="P7"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8" style:family="paragraph">
      <loext:graphic-properties draw:fill="solid" draw:fill-color="#019add"/>
      <style:paragraph-properties fo:text-align="start" style:font-independent-line-spacing="true"/>
      <style:text-properties fo:font-size="24pt"/>
    </style:style>
    <style:style style:name="P9" style:family="paragraph">
      <loext:graphic-properties draw:fill="solid" draw:fill-color="#ffffff"/>
      <style:paragraph-properties fo:text-align="start" style:font-independent-line-spacing="true"/>
      <style:text-properties fo:font-size="24pt"/>
    </style:style>
    <style:style style:name="P10" style:family="paragraph">
      <loext:graphic-properties draw:fill="none" draw:fill-color="#ffffff"/>
    </style:style>
    <style:style style:name="P11" style:family="paragraph">
      <style:text-properties fo:font-size="12pt" style:font-size-asian="12pt" style:font-size-complex="12pt"/>
    </style:style>
    <style:style style:name="P12" style:family="paragraph">
      <loext:graphic-properties draw:fill="none" draw:fill-color="#ffffff"/>
      <style:text-properties fo:font-size="12pt" style:font-size-asian="12pt" style:font-size-complex="12pt"/>
    </style:style>
    <style:style style:name="P13" style:family="paragraph">
      <style:text-properties fo:font-size="9pt" style:font-size-asian="12pt" style:font-size-complex="12pt"/>
    </style:style>
    <style:style style:name="P14" style:family="paragraph">
      <loext:graphic-properties draw:fill="none" draw:fill-color="#ffffff"/>
      <style:text-properties fo:font-size="9pt" style:font-size-asian="12pt" style:font-size-complex="12pt"/>
    </style:style>
    <style:style style:name="P15" style:family="paragraph">
      <loext:graphic-properties draw:fill-color="#ffffff"/>
    </style:style>
    <style:style style:name="T1" style:family="text">
      <style:text-properties fo:color="#262626" style:text-line-through-style="none" style:text-line-through-type="none" style:text-position="0% 58%" style:font-name="Calibri"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T2" style:family="text">
      <style:text-properties fo:color="#014d6e" style:text-line-through-style="none" style:text-line-through-type="none" style:text-position="0% 58%" style:font-name="Arial" fo:font-size="18pt" fo:letter-spacing="normal" fo:font-style="normal" style:text-underline-style="none" fo:font-weight="normal" style:font-size-asian="18pt" style:font-style-asian="normal" style:font-weight-asian="normal" style:font-name-complex="Arial" style:font-size-complex="18pt" style:font-style-complex="normal" style:font-weight-complex="normal"/>
    </style:style>
    <style:style style:name="T3" style:family="text">
      <style:text-properties fo:font-size="12pt" style:font-size-asian="12pt" style:font-size-complex="12pt"/>
    </style:style>
    <style:style style:name="T4" style:family="text">
      <style:text-properties style:font-size-asian="9pt" style:font-size-complex="9pt"/>
    </style:style>
    <style:style style:name="T5" style:family="text">
      <style:text-properties fo:font-size="9.5pt" style:font-size-asian="9.5pt" style:font-size-complex="9.5pt"/>
    </style:style>
    <style:style style:name="T6" style:family="text">
      <style:text-properties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Business Model Canvas for PowerPoint" draw:style-name="dp1" draw:master-page-name="slidemodel-business-model-canvas" presentation:presentation-page-layout-name="AL1T19">
        <draw:frame draw:name="Title 2" presentation:style-name="pr1" draw:text-style-name="P2" draw:layer="layout" svg:width="30.471cm" svg:height="1.974cm" svg:x="1.693cm" svg:y="0.763cm" presentation:class="title" presentation:user-transformed="true">
          <draw:text-box>
            <text:p text:style-name="P1"><text:span text:style-name="T1">Business Model Canvas Slide forOpen Office</text:span></text:p>
          </draw:text-box>
        </draw:frame>
        <draw:custom-shape draw:name="Rectangle 4" draw:style-name="gr1" draw:text-style-name="P3" draw:layer="layout" svg:width="30.479cm" svg:height="14.392cm" svg:x="1.689cm" svg:y="3.17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2" draw:text-style-name="P4" draw:layer="layout" svg:width="6.095cm" svg:height="9.947cm" svg:x="1.689cm" svg:y="3.17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5" draw:layer="layout" svg:width="6.095cm" svg:height="5.008cm" svg:x="7.783cm" svg:y="3.17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6" draw:layer="layout" svg:width="6.095cm" svg:height="9.947cm" svg:x="13.883cm" svg:y="3.17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4" draw:text-style-name="P6" draw:layer="layout" svg:width="6.095cm" svg:height="9.947cm" svg:x="26.073cm" svg:y="3.17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5" draw:text-style-name="P4" draw:layer="layout" svg:width="6.095cm" svg:height="4.938cm" svg:x="7.783cm" svg:y="8.1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5" draw:text-style-name="P4" draw:layer="layout" svg:width="6.095cm" svg:height="5.008cm" svg:x="19.982cm" svg:y="3.17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3" draw:text-style-name="P5" draw:layer="layout" svg:width="6.095cm" svg:height="4.938cm" svg:x="19.982cm" svg:y="8.1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5" draw:layer="layout" svg:width="15.241cm" svg:height="4.444cm" svg:x="1.687cm" svg:y="13.12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5" draw:text-style-name="P4" draw:layer="layout" svg:width="15.241cm" svg:height="4.444cm" svg:x="16.927cm" svg:y="13.12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4" draw:style-name="gr6" draw:text-style-name="P5" draw:layer="layout" svg:width="1.892cm" svg:height="1.775cm" svg:x="2.676cm" svg:y="3.504cm">
          <text:p text:style-name="P7"><text:span text:style-name="T2">Key</text:span></text:p>
          <text:p text:style-name="P7"><text:span text:style-name="T2">Partne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5" draw:style-name="gr6" draw:text-style-name="P5" draw:layer="layout" svg:width="1.955cm" svg:height="1.775cm" svg:x="8.794cm" svg:y="3.504cm">
          <text:p text:style-name="P7"><text:span text:style-name="T2">Key</text:span></text:p>
          <text:p text:style-name="P7"><text:span text:style-name="T2">Activiti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6" draw:style-name="gr6" draw:text-style-name="P5" draw:layer="layout" svg:width="2.336cm" svg:height="1.775cm" svg:x="15.007cm" svg:y="3.504cm">
          <text:p text:style-name="P7"><text:span text:style-name="T2">Value</text:span></text:p>
          <text:p text:style-name="P7"><text:span text:style-name="T2">Proposi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7" draw:style-name="gr6" draw:text-style-name="P5" draw:layer="layout" svg:width="2.704cm" svg:height="1.775cm" svg:x="21.185cm" svg:y="3.504cm">
          <text:p text:style-name="P7"><text:span text:style-name="T2">Customer</text:span></text:p>
          <text:p text:style-name="P7"><text:span text:style-name="T2">Relationship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8" draw:style-name="gr6" draw:text-style-name="P5" draw:layer="layout" svg:width="2.154cm" svg:height="1.775cm" svg:x="27.114cm" svg:y="3.504cm">
          <text:p text:style-name="P7"><text:span text:style-name="T2">Customer</text:span></text:p>
          <text:p text:style-name="P7"><text:span text:style-name="T2">Segm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9" draw:style-name="gr6" draw:text-style-name="P5" draw:layer="layout" svg:width="2.264cm" svg:height="1.775cm" svg:x="8.867cm" svg:y="8.545cm">
          <text:p text:style-name="P7"><text:span text:style-name="T2">Key</text:span></text:p>
          <text:p text:style-name="P7"><text:span text:style-name="T2">Resourc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0" draw:style-name="gr6" draw:text-style-name="P5" draw:layer="layout" svg:width="2.052cm" svg:height="1.013cm" svg:x="20.944cm" svg:y="8.46cm">
          <text:p text:style-name="P7"><text:span text:style-name="T2">Channel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1" draw:style-name="gr6" draw:text-style-name="P5" draw:layer="layout" svg:width="2.853cm" svg:height="1.013cm" svg:x="2.99cm" svg:y="13.494cm">
          <text:p text:style-name="P7"><text:span text:style-name="T2">Cost Structu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2" draw:style-name="gr6" draw:text-style-name="P5" draw:layer="layout" svg:width="3.441cm" svg:height="1.013cm" svg:x="18.44cm" svg:y="13.494cm">
          <text:p text:style-name="P7"><text:span text:style-name="T2">Revenue Stream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23">
          <draw:custom-shape draw:name="Freeform 12" draw:style-name="gr7" draw:text-style-name="P8" draw:layer="layout" svg:width="0.563cm" svg:height="0.628cm" svg:x="6.638cm" svg:y="3.81cm">
            <text:p/>
            <draw:enhanced-geometry draw:mirror-horizontal="false" draw:mirror-vertical="false" svg:viewBox="0 0 0 0" drawooo:sub-view-size="210 234" draw:text-areas="0 0 ?f0 ?f1" draw:type="ooxml-non-primitive" draw:enhanced-path="M 123 0 L 144 3 165 12 182 25 185 28 199 46 207 67 210 88 208 105 203 121 195 135 185 148 124 210 105 224 86 232 63 234 42 232 21 223 3 210 0 207 38 170 41 173 51 179 63 182 76 179 87 173 148 111 154 101 157 88 154 76 148 66 145 63 134 56 123 54 109 56 99 63 74 88 65 93 55 96 46 93 37 88 32 79 29 69 32 59 37 51 62 25 79 12 100 3 123 0 Z N">
              <draw:equation draw:name="f0" draw:formula="logwidth"/>
              <draw:equation draw:name="f1" draw:formula="logheight"/>
            </draw:enhanced-geometry>
          </draw:custom-shape>
          <draw:custom-shape draw:name="Freeform 13" draw:style-name="gr7" draw:text-style-name="P8" draw:layer="layout" svg:width="0.56cm" svg:height="0.625cm" svg:x="6.346cm" svg:y="4.092cm">
            <text:p/>
            <draw:enhanced-geometry draw:mirror-horizontal="false" draw:mirror-vertical="false" svg:viewBox="0 0 0 0" drawooo:sub-view-size="209 233" draw:text-areas="0 0 ?f0 ?f1" draw:type="ooxml-non-primitive" draw:enhanced-path="M 146 0 L 171 4 195 14 200 17 201 19 209 27 172 64 170 61 159 55 146 52 134 55 123 61 61 123 55 133 52 145 55 158 61 169 64 171 75 178 88 181 100 178 110 171 137 145 146 139 155 137 166 139 174 145 180 154 181 163 180 173 174 182 147 208 129 222 109 230 88 233 71 232 55 226 40 218 27 208 25 205 14 192 6 178 1 162 0 145 2 124 10 103 25 85 85 25 104 10 125 2 146 0 Z N">
              <draw:equation draw:name="f0" draw:formula="logwidth"/>
              <draw:equation draw:name="f1" draw:formula="logheight"/>
            </draw:enhanced-geometry>
          </draw:custom-shape>
        </draw:g>
        <draw:custom-shape draw:name="Freeform 15" draw:style-name="gr7" draw:text-style-name="P8" draw:layer="layout" svg:width="0.904cm" svg:height="0.893cm" svg:x="18.544cm" svg:y="3.81cm">
          <text:p/>
          <draw:enhanced-geometry draw:mirror-horizontal="false" draw:mirror-vertical="false" svg:viewBox="0 0 0 0" drawooo:sub-view-size="337 333" draw:text-areas="0 0 ?f0 ?f1" draw:type="ooxml-non-primitive" draw:enhanced-path="M 178 190 L 306 190 306 333 178 333 178 190 Z M 31 190 L 159 190 159 333 31 333 31 190 Z M 239 23 L 228 25 218 30 198 50 189 67 182 86 210 78 231 71 246 63 255 54 259 47 260 40 260 37 255 29 252 27 248 25 244 23 239 23 Z M 94 23 L 90 25 82 30 78 34 75 38 74 42 74 48 75 51 81 59 85 63 90 67 104 75 127 80 155 84 147 63 139 50 130 38 119 30 108 25 98 23 94 23 Z M 98 0 L 116 3 132 10 147 22 157 37 161 40 164 46 166 50 169 55 169 52 185 29 205 10 222 3 239 0 256 3 271 12 280 23 284 40 281 55 273 69 259 82 252 86 244 90 321 90 326 92 334 97 337 107 337 168 178 168 178 90 159 90 159 168 0 168 0 107 2 102 4 97 7 94 12 92 17 90 85 90 69 80 58 68 52 56 50 46 53 33 58 22 66 13 81 4 98 0 Z N">
            <draw:equation draw:name="f0" draw:formula="logwidth"/>
            <draw:equation draw:name="f1" draw:formula="logheight"/>
          </draw:enhanced-geometry>
        </draw:custom-shape>
        <draw:custom-shape draw:name="Freeform 16" draw:style-name="gr7" draw:text-style-name="P8" draw:layer="layout" svg:width="0.888cm" svg:height="0.762cm" svg:x="24.705cm" svg:y="3.81cm">
          <text:p/>
          <draw:enhanced-geometry draw:mirror-horizontal="false" draw:mirror-vertical="false" svg:viewBox="0 0 0 0" drawooo:sub-view-size="331 284" draw:text-areas="0 0 ?f0 ?f1" draw:type="ooxml-non-primitive" draw:enhanced-path="M 69 0 L 92 0 113 4 133 14 150 29 162 48 164 53 166 59 168 48 182 29 197 14 217 4 238 0 261 0 282 8 302 19 316 36 327 55 331 76 329 98 323 120 316 131 306 145 294 159 278 175 262 192 228 226 212 241 197 255 184 267 175 276 168 281 166 284 163 281 157 276 147 267 134 255 102 226 68 192 52 175 37 159 25 145 14 131 8 120 1 98 0 76 5 55 14 36 30 19 48 8 69 0 Z N">
            <draw:equation draw:name="f0" draw:formula="logwidth"/>
            <draw:equation draw:name="f1" draw:formula="logheight"/>
          </draw:enhanced-geometry>
        </draw:custom-shape>
        <draw:g draw:name="Group 30">
          <draw:custom-shape draw:name="Freeform 18" draw:style-name="gr7" draw:text-style-name="P8" draw:layer="layout" svg:width="0.273cm" svg:height="0.104cm" svg:x="13.093cm" svg:y="8.773cm">
            <text:p/>
            <draw:enhanced-geometry draw:mirror-horizontal="false" draw:mirror-vertical="false" svg:viewBox="0 0 0 0" drawooo:sub-view-size="102 39" draw:text-areas="0 0 ?f0 ?f1" draw:type="ooxml-non-primitive" draw:enhanced-path="M 52 0 L 66 3 78 8 89 13 102 26 89 37 86 38 86 37 85 37 85 36 82 34 77 29 66 22 52 20 44 21 35 24 24 30 14 39 0 25 19 11 36 3 52 0 Z N">
              <draw:equation draw:name="f0" draw:formula="logwidth"/>
              <draw:equation draw:name="f1" draw:formula="logheight"/>
            </draw:enhanced-geometry>
          </draw:custom-shape>
          <draw:custom-shape draw:name="Freeform 19" draw:style-name="gr7" draw:text-style-name="P8" draw:layer="layout" svg:width="0.268cm" svg:height="0.106cm" svg:x="12.822cm" svg:y="8.878cm">
            <text:p/>
            <draw:enhanced-geometry draw:mirror-horizontal="false" draw:mirror-vertical="false" svg:viewBox="0 0 0 0" drawooo:sub-view-size="100 40" draw:text-areas="0 0 ?f0 ?f1" draw:type="ooxml-non-primitive" draw:enhanced-path="M 87 0 L 100 15 83 29 66 37 50 40 35 38 24 33 13 27 9 24 6 20 0 14 14 2 16 2 16 4 17 4 18 7 21 8 25 11 35 17 50 20 60 19 74 12 87 0 Z N">
              <draw:equation draw:name="f0" draw:formula="logwidth"/>
              <draw:equation draw:name="f1" draw:formula="logheight"/>
            </draw:enhanced-geometry>
          </draw:custom-shape>
          <draw:custom-shape draw:name="Freeform 20" draw:style-name="gr7" draw:text-style-name="P8" draw:layer="layout" svg:width="0.689cm" svg:height="0.751cm" svg:x="12.72cm" svg:y="8.904cm">
            <text:p/>
            <draw:enhanced-geometry draw:mirror-horizontal="false" draw:mirror-vertical="false" svg:viewBox="0 0 0 0" drawooo:sub-view-size="257 280" draw:text-areas="0 0 ?f0 ?f1" draw:type="ooxml-non-primitive" draw:enhanced-path="M 208 0 L 257 0 257 280 27 280 27 279 29 277 29 275 31 273 37 268 39 264 40 259 43 247 43 230 40 210 33 193 18 178 13 171 6 166 0 162 5 148 8 132 39 148 39 98 138 144 138 98 208 136 208 0 Z N">
              <draw:equation draw:name="f0" draw:formula="logwidth"/>
              <draw:equation draw:name="f1" draw:formula="logheight"/>
            </draw:enhanced-geometry>
          </draw:custom-shape>
          <draw:custom-shape draw:name="Freeform 21" draw:style-name="gr7" draw:text-style-name="P8" draw:layer="layout" svg:width="0.268cm" svg:height="0.104cm" svg:x="12.556cm" svg:y="8.773cm">
            <text:p/>
            <draw:enhanced-geometry draw:mirror-horizontal="false" draw:mirror-vertical="false" svg:viewBox="0 0 0 0" drawooo:sub-view-size="100 39" draw:text-areas="0 0 ?f0 ?f1" draw:type="ooxml-non-primitive" draw:enhanced-path="M 50 0 L 65 3 76 8 87 13 91 16 94 20 100 26 86 38 79 32 75 29 65 22 50 20 39 21 28 28 13 39 0 25 17 11 34 3 50 0 Z N">
              <draw:equation draw:name="f0" draw:formula="logwidth"/>
              <draw:equation draw:name="f1" draw:formula="logheight"/>
            </draw:enhanced-geometry>
          </draw:custom-shape>
          <draw:custom-shape draw:name="Freeform 22" draw:style-name="gr7" draw:text-style-name="P8" draw:layer="layout" svg:width="0.665cm" svg:height="0.568cm" svg:x="12.132cm" svg:y="9.138cm">
            <text:p/>
            <draw:enhanced-geometry draw:mirror-horizontal="false" draw:mirror-vertical="false" svg:viewBox="0 0 0 0" drawooo:sub-view-size="248 212" draw:text-areas="0 0 ?f0 ?f1" draw:type="ooxml-non-primitive" draw:enhanced-path="M 54 30 L 64 33 74 40 80 49 83 61 80 74 72 83 80 87 88 93 96 101 92 106 89 112 88 108 87 105 84 102 85 105 87 106 87 110 88 113 81 127 79 144 79 155 81 168 68 171 41 171 30 169 21 167 14 160 10 152 12 138 17 121 18 118 18 114 19 112 21 108 21 105 22 104 22 102 21 105 18 113 14 123 9 135 6 147 2 144 1 138 0 126 2 113 9 102 17 93 35 83 27 74 25 61 27 49 33 40 42 33 54 30 Z M 167 0 L 184 4 199 13 208 28 212 45 209 58 204 70 195 80 205 85 216 92 228 101 237 113 245 127 248 144 248 157 245 167 242 173 237 176 234 163 229 147 225 133 220 121 216 112 217 120 221 130 229 154 232 171 233 184 227 197 216 205 203 210 186 212 149 212 132 210 118 205 108 197 101 184 103 171 107 154 114 130 117 120 120 112 116 121 110 133 104 147 100 163 96 176 92 173 89 167 87 157 87 144 89 127 97 113 107 101 118 92 129 85 139 80 132 70 126 58 124 45 128 28 137 13 150 4 167 0 Z N">
              <draw:equation draw:name="f0" draw:formula="logwidth"/>
              <draw:equation draw:name="f1" draw:formula="logheight"/>
            </draw:enhanced-geometry>
          </draw:custom-shape>
        </draw:g>
        <draw:custom-shape draw:name="Freeform 23" draw:style-name="gr7" draw:text-style-name="P8" draw:layer="layout" svg:width="1.071cm" svg:height="0.748cm" svg:x="24.588cm" svg:y="8.695cm">
          <text:p/>
          <draw:enhanced-geometry draw:mirror-horizontal="false" draw:mirror-vertical="false" svg:viewBox="0 0 0 0" drawooo:sub-view-size="399 279" draw:text-areas="0 0 ?f0 ?f1" draw:type="ooxml-non-primitive" draw:enhanced-path="M 295 207 L 310 209 320 217 328 228 331 242 328 256 320 268 310 276 295 279 281 276 269 268 261 256 258 242 261 228 269 217 281 209 295 207 Z M 87 207 L 101 209 113 217 121 228 124 242 121 256 113 268 101 276 87 279 72 276 62 268 54 256 51 242 54 228 62 217 72 209 87 207 Z M 299 64 L 322 123 376 123 351 64 299 64 Z M 276 40 L 367 40 399 119 399 229 352 229 344 211 332 196 315 187 295 183 287 183 281 184 276 187 276 40 Z M 22 0 L 228 0 240 2 248 12 250 22 250 203 243 215 237 229 145 229 138 211 125 196 108 187 87 183 67 187 50 196 37 211 29 229 0 229 0 22 3 12 12 2 22 0 Z N">
            <draw:equation draw:name="f0" draw:formula="logwidth"/>
            <draw:equation draw:name="f1" draw:formula="logheight"/>
          </draw:enhanced-geometry>
        </draw:custom-shape>
        <draw:g draw:name="Group 37">
          <draw:custom-shape draw:name="Freeform 24" draw:style-name="gr7" draw:text-style-name="P8" draw:layer="layout" svg:width="0.848cm" svg:height="0.601cm" svg:x="15.447cm" svg:y="13.758cm">
            <text:p/>
            <draw:enhanced-geometry draw:mirror-horizontal="false" draw:mirror-vertical="false" svg:viewBox="0 0 0 0" drawooo:sub-view-size="316 224" draw:text-areas="0 0 ?f0 ?f1" draw:type="ooxml-non-primitive" draw:enhanced-path="M 188 0 L 288 0 316 26 316 57 207 57 200 62 37 224 0 188 188 0 Z N">
              <draw:equation draw:name="f0" draw:formula="logwidth"/>
              <draw:equation draw:name="f1" draw:formula="logheight"/>
            </draw:enhanced-geometry>
          </draw:custom-shape>
          <draw:custom-shape draw:name="Freeform 25" draw:style-name="gr7" draw:text-style-name="P8" draw:layer="layout" svg:width="0.848cm" svg:height="0.848cm" svg:x="15.517cm" svg:y="13.968cm">
            <text:p/>
            <draw:enhanced-geometry draw:mirror-horizontal="false" draw:mirror-vertical="false" svg:viewBox="0 0 0 0" drawooo:sub-view-size="316 316" draw:text-areas="0 0 ?f0 ?f1" draw:type="ooxml-non-primitive" draw:enhanced-path="M 264 26 L 253 28 244 34 239 43 236 53 239 62 244 72 253 78 264 79 273 78 282 72 289 62 290 53 289 43 282 34 273 28 264 26 Z M 189 0 L 290 0 316 26 316 132 131 316 0 187 189 0 Z N">
              <draw:equation draw:name="f0" draw:formula="logwidth"/>
              <draw:equation draw:name="f1" draw:formula="logheight"/>
            </draw:enhanced-geometry>
          </draw:custom-shape>
        </draw:g>
        <draw:g draw:name="Group 52">
          <draw:custom-shape draw:name="Freeform 18" draw:style-name="gr7" draw:text-style-name="P8" draw:layer="layout" svg:width="0.834cm" svg:height="0.839cm" svg:x="12.53cm" svg:y="3.817cm">
            <text:p/>
            <draw:enhanced-geometry draw:mirror-horizontal="false" draw:mirror-vertical="false" svg:viewBox="0 0 0 0" drawooo:sub-view-size="580 583" draw:text-areas="0 0 ?f0 ?f1" draw:type="ooxml-non-primitive" draw:enhanced-path="M 290 0 L 337 4 382 15 423 33 461 56 495 86 524 120 547 158 565 199 576 244 580 292 576 339 565 384 547 426 524 464 495 498 461 527 423 550 382 568 337 579 290 583 243 579 198 568 156 550 119 527 85 498 56 464 33 426 15 384 4 339 0 292 4 244 15 199 33 158 56 120 85 86 119 56 156 33 198 15 243 4 290 0 Z N">
              <draw:equation draw:name="f0" draw:formula="logwidth"/>
              <draw:equation draw:name="f1" draw:formula="logheight"/>
            </draw:enhanced-geometry>
          </draw:custom-shape>
          <draw:custom-shape draw:name="Freeform 19" draw:style-name="gr8" draw:text-style-name="P9" draw:layer="layout" svg:width="0.529cm" svg:height="0.414cm" svg:x="12.681cm" svg:y="4.04cm">
            <text:p/>
            <draw:enhanced-geometry draw:mirror-horizontal="false" draw:mirror-vertical="false" svg:viewBox="0 0 0 0" drawooo:sub-view-size="368 288" draw:text-areas="0 0 ?f0 ?f1" draw:type="ooxml-non-primitive" draw:enhanced-path="M 300 0 L 368 68 219 219 151 288 0 136 68 68 151 151 300 0 Z N">
              <draw:equation draw:name="f0" draw:formula="logwidth"/>
              <draw:equation draw:name="f1" draw:formula="logheight"/>
            </draw:enhanced-geometry>
          </draw:custom-shape>
        </draw:g>
        <draw:g draw:name="Group 62">
          <draw:custom-shape draw:name="Freeform 12" draw:style-name="gr7" draw:text-style-name="P8" draw:layer="layout" svg:width="0.27cm" svg:height="0.305cm" svg:x="30.879cm" svg:y="3.967cm">
            <text:p/>
            <draw:enhanced-geometry draw:mirror-horizontal="false" draw:mirror-vertical="false" svg:viewBox="0 0 0 0" drawooo:sub-view-size="253 286" draw:text-areas="0 0 ?f0 ?f1" draw:type="ooxml-non-primitive" draw:enhanced-path="M 127 0 L 156 3 182 11 202 22 218 35 231 52 241 72 248 94 252 118 253 144 250 176 240 207 225 233 206 255 183 272 156 283 127 286 98 283 71 272 47 255 28 233 13 207 3 176 0 144 1 118 6 94 13 70 23 50 37 33 54 18 75 7 99 1 127 0 Z N">
              <draw:equation draw:name="f0" draw:formula="logwidth"/>
              <draw:equation draw:name="f1" draw:formula="logheight"/>
            </draw:enhanced-geometry>
          </draw:custom-shape>
          <draw:custom-shape draw:name="Freeform 13" draw:style-name="gr7" draw:text-style-name="P8" draw:layer="layout" svg:width="0.225cm" svg:height="0.255cm" svg:x="31.233cm" svg:y="3.932cm">
            <text:p/>
            <draw:enhanced-geometry draw:mirror-horizontal="false" draw:mirror-vertical="false" svg:viewBox="0 0 0 0" drawooo:sub-view-size="211 239" draw:text-areas="0 0 ?f0 ?f1" draw:type="ooxml-non-primitive" draw:enhanced-path="M 105 0 L 132 3 155 11 173 22 188 36 199 53 206 73 210 95 211 119 208 146 200 172 188 194 171 212 151 227 130 235 105 239 81 235 59 227 40 212 23 194 11 172 2 146 0 119 1 95 6 73 13 52 24 34 39 19 57 8 79 1 105 0 Z N">
              <draw:equation draw:name="f0" draw:formula="logwidth"/>
              <draw:equation draw:name="f1" draw:formula="logheight"/>
            </draw:enhanced-geometry>
          </draw:custom-shape>
          <draw:custom-shape draw:name="Freeform 14" draw:style-name="gr7" draw:text-style-name="P8" draw:layer="layout" svg:width="0.226cm" svg:height="0.255cm" svg:x="30.567cm" svg:y="3.932cm">
            <text:p/>
            <draw:enhanced-geometry draw:mirror-horizontal="false" draw:mirror-vertical="false" svg:viewBox="0 0 0 0" drawooo:sub-view-size="212 239" draw:text-areas="0 0 ?f0 ?f1" draw:type="ooxml-non-primitive" draw:enhanced-path="M 105 0 L 133 3 156 11 174 22 189 36 200 53 207 73 211 95 212 119 210 146 201 172 189 194 172 212 153 227 129 235 105 239 81 235 59 227 40 212 23 194 11 172 2 146 0 119 1 95 6 73 13 52 25 34 40 19 58 8 80 1 105 0 Z N">
              <draw:equation draw:name="f0" draw:formula="logwidth"/>
              <draw:equation draw:name="f1" draw:formula="logheight"/>
            </draw:enhanced-geometry>
          </draw:custom-shape>
          <draw:custom-shape draw:name="Freeform 15" draw:style-name="gr7" draw:text-style-name="P8" draw:layer="layout" svg:width="0.454cm" svg:height="0.239cm" svg:x="30.423cm" svg:y="4.194cm">
            <text:p/>
            <draw:enhanced-geometry draw:mirror-horizontal="false" draw:mirror-vertical="false" svg:viewBox="0 0 0 0" drawooo:sub-view-size="425 224" draw:text-areas="0 0 ?f0 ?f1" draw:type="ooxml-non-primitive" draw:enhanced-path="M 319 0 L 348 7 373 17 391 27 404 36 414 45 420 52 424 58 425 60 393 68 364 80 340 96 318 113 300 133 285 151 273 171 263 188 256 202 251 213 249 222 248 224 158 224 123 222 92 218 67 214 48 211 31 207 19 202 10 199 4 196 2 195 0 194 4 160 11 129 22 103 35 80 51 62 67 46 83 34 101 24 116 17 129 12 139 8 146 6 148 6 176 22 202 32 225 35 245 35 265 32 280 27 294 19 305 12 313 6 319 0 Z N">
              <draw:equation draw:name="f0" draw:formula="logwidth"/>
              <draw:equation draw:name="f1" draw:formula="logheight"/>
            </draw:enhanced-geometry>
          </draw:custom-shape>
          <draw:custom-shape draw:name="Freeform 16" draw:style-name="gr7" draw:text-style-name="P8" draw:layer="layout" svg:width="0.606cm" svg:height="0.294cm" svg:x="30.708cm" svg:y="4.29cm">
            <text:p/>
            <draw:enhanced-geometry draw:mirror-horizontal="false" draw:mirror-vertical="false" svg:viewBox="0 0 0 0" drawooo:sub-view-size="567 275" draw:text-areas="0 0 ?f0 ?f1" draw:type="ooxml-non-primitive" draw:enhanced-path="M 377 0 L 411 7 441 19 467 34 490 51 508 71 523 91 536 112 546 134 553 155 559 174 563 191 565 206 566 217 567 224 567 227 502 246 439 260 380 269 324 274 272 275 223 274 178 269 138 264 103 257 73 250 47 242 27 235 12 229 4 225 0 224 2 188 8 155 19 127 31 101 47 80 63 62 81 46 98 34 116 24 132 17 147 11 160 7 170 4 176 2 178 2 207 21 236 32 262 36 286 38 309 34 329 28 346 21 359 13 369 7 375 2 377 0 Z N">
              <draw:equation draw:name="f0" draw:formula="logwidth"/>
              <draw:equation draw:name="f1" draw:formula="logheight"/>
            </draw:enhanced-geometry>
          </draw:custom-shape>
          <draw:custom-shape draw:name="Freeform 17" draw:style-name="gr7" draw:text-style-name="P8" draw:layer="layout" svg:width="0.449cm" svg:height="0.238cm" svg:x="31.151cm" svg:y="4.197cm">
            <text:p/>
            <draw:enhanced-geometry draw:mirror-horizontal="false" draw:mirror-vertical="false" svg:viewBox="0 0 0 0" drawooo:sub-view-size="420 223" draw:text-areas="0 0 ?f0 ?f1" draw:type="ooxml-non-primitive" draw:enhanced-path="M 91 0 L 117 17 142 27 165 32 188 33 208 31 226 26 253 12 262 6 267 2 270 0 301 10 329 23 351 38 370 55 385 72 397 92 406 110 412 127 416 144 419 159 420 171 420 189 393 200 365 209 335 215 305 220 276 222 248 223 224 223 202 222 186 222 175 221 171 221 156 184 137 154 117 128 96 108 76 91 56 78 38 70 23 64 11 60 3 58 0 58 15 39 32 26 49 16 65 9 79 4 88 2 91 0 Z N">
              <draw:equation draw:name="f0" draw:formula="logwidth"/>
              <draw:equation draw:name="f1" draw:formula="logheight"/>
            </draw:enhanced-geometry>
          </draw:custom-shape>
        </draw:g>
        <draw:custom-shape draw:name="Freeform 26" draw:style-name="gr7" draw:text-style-name="P8" draw:layer="layout" svg:width="0.802cm" svg:height="1.057cm" svg:x="30.68cm" svg:y="13.68cm">
          <text:p/>
          <draw:enhanced-geometry draw:mirror-horizontal="false" draw:mirror-vertical="false" svg:viewBox="0 0 0 0" drawooo:sub-view-size="299 394" draw:text-areas="0 0 ?f0 ?f1" draw:type="ooxml-non-primitive" draw:enhanced-path="M 154 266 L 165 268 169 271 171 272 174 275 175 279 175 288 174 292 173 293 171 296 169 297 166 300 162 301 158 301 158 302 154 302 154 266 Z M 137 203 L 144 203 144 234 138 233 134 232 129 229 126 227 125 223 125 216 126 213 126 212 128 210 130 207 133 206 137 203 Z M 144 165 L 144 179 137 181 121 185 116 187 104 199 99 210 97 215 97 228 99 233 101 237 103 241 105 244 107 246 109 249 117 254 128 257 132 259 137 261 141 261 141 262 144 262 144 302 137 301 132 299 128 295 125 291 124 287 122 282 122 276 95 276 97 291 101 302 109 312 118 318 130 322 144 325 144 342 154 342 154 325 169 323 179 320 187 314 199 302 202 296 203 292 203 274 200 266 198 261 192 253 187 249 178 244 165 240 162 238 157 238 155 237 154 237 154 203 158 203 166 208 171 221 199 221 198 216 194 204 190 198 184 191 171 183 163 182 154 179 154 165 144 165 Z M 129 84 L 129 110 170 110 170 84 129 84 Z M 109 0 L 188 0 186 14 217 29 198 77 194 90 195 101 199 110 204 117 209 124 228 151 245 178 262 208 277 237 289 265 297 291 299 314 298 337 291 355 283 368 271 378 256 385 238 390 219 393 198 394 100 394 79 393 59 390 42 385 28 378 16 368 8 355 1 337 0 314 2 291 10 265 21 237 35 208 53 178 70 151 88 124 93 118 99 110 103 101 104 90 100 77 80 29 113 18 109 0 Z N">
            <draw:equation draw:name="f0" draw:formula="logwidth"/>
            <draw:equation draw:name="f1" draw:formula="logheight"/>
          </draw:enhanced-geometry>
        </draw:custom-shape>
        <draw:frame draw:style-name="gr9" draw:text-style-name="P10" draw:layer="layout" svg:width="0.502cm" svg:height="0.962cm" svg:x="16.51cm" svg:y="-0.265cm">
          <draw:text-box>
            <text:p/>
          </draw:text-box>
        </draw:frame>
        <draw:frame draw:style-name="gr9" draw:text-style-name="P10" draw:layer="layout" svg:width="0.502cm" svg:height="0.962cm" svg:x="1.016cm" svg:y="7.112cm">
          <draw:text-box>
            <text:p/>
          </draw:text-box>
        </draw:frame>
        <draw:frame draw:style-name="gr10" draw:text-style-name="P12" draw:layer="layout" svg:width="4.826cm" svg:height="1.673cm" svg:x="2.286cm" svg:y="6.604cm">
          <draw:text-box>
            <text:p text:style-name="P11"><text:span text:style-name="T3">Datacenter del Museo</text:span></text:p>
            <text:p text:style-name="P11"><text:span text:style-name="T3">Team di Design</text:span></text:p>
            <text:p text:style-name="P11"><text:span text:style-name="T3"/></text:p>
          </draw:text-box>
        </draw:frame>
        <draw:frame draw:style-name="gr10" draw:text-style-name="P12" draw:layer="layout" svg:width="4.826cm" svg:height="2.621cm" svg:x="14.478cm" svg:y="6.201cm">
          <draw:text-box>
            <text:p text:style-name="P11"><text:span text:style-name="T3">Sistema di biglietteria informatizzata su misura</text:span></text:p>
            <text:p text:style-name="P11"><text:span text:style-name="T3"/></text:p>
            <text:p text:style-name="P11"><text:span text:style-name="T3"/></text:p>
          </draw:text-box>
        </draw:frame>
        <draw:frame draw:style-name="gr10" draw:text-style-name="P12" draw:layer="layout" svg:width="4.826cm" svg:height="1.673cm" svg:x="26.67cm" svg:y="6.096cm">
          <draw:text-box>
            <text:p text:style-name="P11"><text:span text:style-name="T3">Musei</text:span></text:p>
            <text:p text:style-name="P11"><text:span text:style-name="T3"/></text:p>
            <text:p text:style-name="P11"><text:span text:style-name="T3"/></text:p>
          </draw:text-box>
        </draw:frame>
        <draw:frame draw:style-name="gr11" draw:text-style-name="P14" draw:layer="layout" svg:width="5.334cm" svg:height="1.759cm" svg:x="8.128cm" svg:y="10.687cm">
          <draw:text-box>
            <text:p text:style-name="P13"><text:span text:style-name="T4">Hardware: </text:span><text:span text:style-name="T5">Strumentazioni</text:span><text:span text:style-name="T4"> Severi</text:span></text:p>
            <text:p text:style-name="P13"><text:span text:style-name="T6">Umane: Team di Sviluppo</text:span></text:p>
          </draw:text-box>
        </draw:frame>
        <draw:frame draw:style-name="gr10" draw:text-style-name="P12" draw:layer="layout" svg:width="4.826cm" svg:height="1.673cm" svg:x="8.382cm" svg:y="5.588cm">
          <draw:text-box>
            <text:p text:style-name="P11"><text:span text:style-name="T3">Sviluppo software</text:span></text:p>
            <text:p text:style-name="P11"><text:span text:style-name="T3">Progettazione DB</text:span></text:p>
            <text:p text:style-name="P11"><text:span text:style-name="T3">Design</text:span></text:p>
          </draw:text-box>
        </draw:frame>
        <draw:frame draw:style-name="gr12" draw:text-style-name="P12" draw:layer="layout" svg:width="4.826cm" svg:height="1.673cm" svg:x="20.574cm" svg:y="5.693cm">
          <draw:text-box>
            <text:p text:style-name="P11"><text:span text:style-name="T3">Impegno</text:span></text:p>
            <text:p text:style-name="P11"><text:span text:style-name="T3">Onestà</text:span></text:p>
            <text:p text:style-name="P11"><text:span text:style-name="T3">Concretezza</text:span></text:p>
          </draw:text-box>
        </draw:frame>
        <draw:frame draw:style-name="gr12" draw:text-style-name="P12" draw:layer="layout" svg:width="4.826cm" svg:height="1.673cm" svg:x="20.574cm" svg:y="9.757cm">
          <draw:text-box>
            <text:p text:style-name="P11"><text:span text:style-name="T3">Passaparola</text:span></text:p>
            <text:p text:style-name="P11"><text:span text:style-name="T3">Sito web</text:span></text:p>
            <text:p text:style-name="P11"><text:span text:style-name="T3">Pubblicità online</text:span></text:p>
          </draw:text-box>
        </draw:frame>
        <draw:frame draw:style-name="gr12" draw:text-style-name="P12" draw:layer="layout" svg:width="4.826cm" svg:height="1.673cm" svg:x="3.048cm" svg:y="14.837cm">
          <draw:text-box>
            <text:p text:style-name="P11"><text:span text:style-name="T3">Server AWS</text:span></text:p>
            <text:p text:style-name="P11"><text:span text:style-name="T3">Pubblicità</text:span></text:p>
            <text:p text:style-name="P11"><text:span text:style-name="T3">Stipendio Team</text:span></text:p>
          </draw:text-box>
        </draw:frame>
        <draw:frame draw:style-name="gr12" draw:text-style-name="P12" draw:layer="layout" svg:width="10.414cm" svg:height="1.27cm" svg:x="18.542cm" svg:y="14.837cm">
          <draw:text-box>
            <text:p text:style-name="P11"><text:span text:style-name="T3">Pagamento <text:s/>ricorsivo per software e manutenzione</text:span></text:p>
          </draw:text-box>
        </draw:frame>
        <presentation:notes draw:style-name="dp2">
          <draw:page-thumbnail draw:style-name="gr13" draw:layer="layout" svg:width="13.968cm" svg:height="10.476cm" svg:x="3.81cm" svg:y="2.123cm" draw:page-number="1" presentation:class="page"/>
          <draw:frame presentation:style-name="pr2" draw:text-style-name="P15" draw:layer="layout" svg:width="17.271cm" svg:height="12.573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n-cs" svg:font-family="+mn-cs"/>
    <style:font-face style:name="+mn-ea" svg:font-family="+mn-ea"/>
    <style:font-face style:name="+mn-lt" svg:font-family="+mn-lt"/>
    <style:font-face style:name="Calibri" svg:font-family="Calibri"/>
    <style:font-face style:name="Open Sans" svg:font-family="'Open Sans'"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Open Sans1" svg:font-family="'Open Sans'"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imSun" style:font-family-asian="SimSun"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ggetto_20_senza_20_riempimento_20_e_20_linee" style:display-name="Oggetto senza riempimento e line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slidemodel-business-model-canvas-background" style:family="presentation">
      <style:graphic-properties draw:stroke="none" draw:fill="gradient"/>
      <style:text-properties style:letter-kerning="true"/>
    </style:style>
    <style:style style:name="slidemodel-business-model-canvas-backgroundobjects" style:family="presentation">
      <style:graphic-properties draw:textarea-horizontal-align="justify" draw:shadow="hidden" draw:shadow-offset-x="0.2cm" draw:shadow-offset-y="0.2cm" draw:shadow-color="#808080"/>
      <style:text-properties style:letter-kerning="true"/>
    </style:style>
    <style:style style:name="slidemodel-business-model-canvas-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lidemodel-business-model-canvas-outline1" style:family="presentation">
      <style:graphic-properties draw:stroke="none" draw:fill="none" draw:auto-grow-height="false" draw:fit-to-size="shrink-to-fit">
        <text:list-style style:name="slidemodel-business-model-canva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text-properties fo:color="#000000" style:text-outline="false" style:text-line-through-style="none" style:text-line-through-type="none" style:text-position="0% 58%" style:font-name="Calibri" fo:font-family="Calibri" fo:font-size="36pt" fo:letter-spacing="normal" fo:language="en" fo:country="US" fo:font-style="normal" fo:text-shadow="none" style:text-underline-style="none" fo:font-weight="normal" style:letter-kerning="true" style:font-name-asian="SimSun" style:font-family-asian="SimSun" style:font-family-generic-asian="system" style:font-pitch-asian="variable" style:font-size-asian="36pt" style:language-asian="en" style:country-asian="US" style:font-style-asian="normal" style:font-weight-asian="normal" style:font-name-complex="Lucida Sans" style:font-family-complex="'Lucida Sans'" style:font-family-generic-complex="system" style:font-pitch-complex="variable" style:font-size-complex="36pt" style:language-complex="en" style:country-complex="US" style:font-style-complex="normal" style:font-weight-complex="normal" style:text-emphasize="none" style:font-relief="none" style:text-overline-style="none" style:text-overline-color="font-color" fo:hyphenate="false"/>
    </style:style>
    <style:style style:name="slidemodel-business-model-canvas-outline2" style:family="presentation" style:parent-style-name="slidemodel-business-model-canvas-outline1">
      <style:paragraph-properties fo:margin-top="0cm" fo:margin-bottom="0.4cm" fo:line-height="100%" fo:text-align="start" style:punctuation-wrap="hanging"/>
      <style:text-properties fo:color="#000000" style:text-line-through-style="none" style:text-line-through-type="none" style:text-position="0% 58%" style:font-name="Calibri"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slidemodel-business-model-canvas-outline3" style:family="presentation" style:parent-style-name="slidemodel-business-model-canvas-outline2">
      <style:paragraph-properties fo:margin-top="0cm" fo:margin-bottom="0.3cm" fo:line-height="100%" fo:text-align="start" style:punctuation-wrap="hanging"/>
      <style:text-properties fo:color="#000000" style:text-line-through-style="none" style:text-line-through-type="none" style:text-position="0% 58%"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slidemodel-business-model-canvas-outline4" style:family="presentation" style:parent-style-name="slidemodel-business-model-canvas-outline3">
      <style:paragraph-properties fo:margin-top="0cm" fo:margin-bottom="0.2cm" fo:line-height="100%" fo:text-align="start" style:punctuation-wrap="hanging"/>
      <style:text-properties fo:color="#000000" style:text-line-through-style="none" style:text-line-through-type="none" style:text-position="0% 58%"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slidemodel-business-model-canvas-outline5" style:family="presentation" style:parent-style-name="slidemodel-business-model-canvas-outline4">
      <style:paragraph-properties fo:margin-top="0cm" fo:margin-bottom="0.1cm"/>
      <style:text-properties fo:font-size="20pt" style:font-size-asian="20pt" style:font-size-complex="20pt"/>
    </style:style>
    <style:style style:name="slidemodel-business-model-canvas-outline6" style:family="presentation" style:parent-style-name="slidemodel-business-model-canvas-outline5">
      <style:paragraph-properties fo:margin-top="0cm" fo:margin-bottom="0.1cm"/>
      <style:text-properties fo:font-size="20pt" style:font-size-asian="20pt" style:font-size-complex="20pt"/>
    </style:style>
    <style:style style:name="slidemodel-business-model-canvas-outline7" style:family="presentation" style:parent-style-name="slidemodel-business-model-canvas-outline6">
      <style:paragraph-properties fo:margin-top="0cm" fo:margin-bottom="0.1cm"/>
      <style:text-properties fo:font-size="20pt" style:font-size-asian="20pt" style:font-size-complex="20pt"/>
    </style:style>
    <style:style style:name="slidemodel-business-model-canvas-outline8" style:family="presentation" style:parent-style-name="slidemodel-business-model-canvas-outline7">
      <style:paragraph-properties fo:margin-top="0cm" fo:margin-bottom="0.1cm"/>
      <style:text-properties fo:font-size="20pt" style:font-size-asian="20pt" style:font-size-complex="20pt"/>
    </style:style>
    <style:style style:name="slidemodel-business-model-canvas-outline9" style:family="presentation" style:parent-style-name="slidemodel-business-model-canvas-outline8">
      <style:paragraph-properties fo:margin-top="0cm" fo:margin-bottom="0.1cm"/>
      <style:text-properties fo:font-size="20pt" style:font-size-asian="20pt" style:font-size-complex="20pt"/>
    </style:style>
    <style:style style:name="slidemodel-business-model-canvas-subtitle" style:family="presentation">
      <style:graphic-properties draw:stroke="none" draw:fill="none" draw:textarea-vertical-align="middle">
        <text:list-style style:name="slidemodel-business-model-canva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lidemodel-business-model-canvas-title" style:family="presentation">
      <style:graphic-properties draw:stroke="none" draw:fill="none" draw:textarea-vertical-align="middle">
        <text:list-style style:name="slidemodel-business-model-canva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color="#000000" style:text-outline="false" style:text-line-through-style="none" style:text-line-through-type="none" style:text-position="0% 58%" style:font-name="Calibri" fo:font-family="Calibri" fo:font-size="24pt" fo:letter-spacing="normal" fo:language="en" fo:country="US" fo:font-style="normal" fo:text-shadow="none" style:text-underline-style="none" fo:font-weight="normal" style:letter-kerning="true" style:font-name-asian="SimSun" style:font-family-asian="SimSun" style:font-family-generic-asian="system" style:font-pitch-asian="variable" style:font-size-asian="24pt" style:language-asian="en" style:country-asian="US" style:font-style-asian="normal" style:font-weight-asian="normal" style:font-name-complex="Lucida Sans" style:font-family-complex="'Lucida Sans'" style:font-family-generic-complex="system" style:font-pitch-complex="variable" style:font-size-complex="24pt" style:language-complex="en" style:country-complex="US" style:font-style-complex="normal" style:font-weight-complex="normal" style:text-emphasize="none" style:font-relief="none" style:text-overline-style="none" style:text-overline-color="font-color" fo:hyphenate="false"/>
    </style:style>
    <style:style style:name="slidemodel-business-model-canvas1-background" style:family="presentation">
      <style:graphic-properties draw:stroke="none" draw:fill="gradient"/>
      <style:text-properties style:letter-kerning="true"/>
    </style:style>
    <style:style style:name="slidemodel-business-model-canvas1-backgroundobjects" style:family="presentation">
      <style:graphic-properties draw:textarea-horizontal-align="justify" draw:shadow="hidden" draw:shadow-offset-x="0.2cm" draw:shadow-offset-y="0.2cm" draw:shadow-color="#808080"/>
      <style:text-properties style:letter-kerning="true"/>
    </style:style>
    <style:style style:name="slidemodel-business-model-canvas1-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lidemodel-business-model-canvas1-outline1" style:family="presentation">
      <style:graphic-properties draw:stroke="none" draw:fill="none" draw:auto-grow-height="false" draw:fit-to-size="shrink-to-fit">
        <text:list-style style:name="slidemodel-business-model-canvas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text-properties fo:color="#000000" style:text-outline="false" style:text-line-through-style="none" style:text-line-through-type="none" style:text-position="0% 58%" style:font-name="Calibri" fo:font-family="Calibri" fo:font-size="36pt" fo:letter-spacing="normal" fo:language="en" fo:country="US" fo:font-style="normal" fo:text-shadow="none" style:text-underline-style="none" fo:font-weight="normal" style:letter-kerning="true" style:font-name-asian="SimSun" style:font-family-asian="SimSun" style:font-family-generic-asian="system" style:font-pitch-asian="variable" style:font-size-asian="36pt" style:language-asian="en" style:country-asian="US" style:font-style-asian="normal" style:font-weight-asian="normal" style:font-name-complex="Lucida Sans" style:font-family-complex="'Lucida Sans'" style:font-family-generic-complex="system" style:font-pitch-complex="variable" style:font-size-complex="36pt" style:language-complex="en" style:country-complex="US" style:font-style-complex="normal" style:font-weight-complex="normal" style:text-emphasize="none" style:font-relief="none" style:text-overline-style="none" style:text-overline-color="font-color" fo:hyphenate="false"/>
    </style:style>
    <style:style style:name="slidemodel-business-model-canvas1-outline2" style:family="presentation" style:parent-style-name="slidemodel-business-model-canvas1-outline1">
      <style:paragraph-properties fo:margin-top="0cm" fo:margin-bottom="0.4cm" fo:line-height="100%" fo:text-align="start" style:punctuation-wrap="hanging"/>
      <style:text-properties fo:color="#000000" style:text-line-through-style="none" style:text-line-through-type="none" style:text-position="0% 58%" style:font-name="Calibri"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slidemodel-business-model-canvas1-outline3" style:family="presentation" style:parent-style-name="slidemodel-business-model-canvas1-outline2">
      <style:paragraph-properties fo:margin-top="0cm" fo:margin-bottom="0.3cm" fo:line-height="100%" fo:text-align="start" style:punctuation-wrap="hanging"/>
      <style:text-properties fo:color="#000000" style:text-line-through-style="none" style:text-line-through-type="none" style:text-position="0% 58%"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slidemodel-business-model-canvas1-outline4" style:family="presentation" style:parent-style-name="slidemodel-business-model-canvas1-outline3">
      <style:paragraph-properties fo:margin-top="0cm" fo:margin-bottom="0.2cm" fo:line-height="100%" fo:text-align="start" style:punctuation-wrap="hanging"/>
      <style:text-properties fo:color="#000000" style:text-line-through-style="none" style:text-line-through-type="none" style:text-position="0% 58%"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slidemodel-business-model-canvas1-outline5" style:family="presentation" style:parent-style-name="slidemodel-business-model-canvas1-outline4">
      <style:paragraph-properties fo:margin-top="0cm" fo:margin-bottom="0.1cm"/>
      <style:text-properties fo:font-size="20pt" style:font-size-asian="20pt" style:font-size-complex="20pt"/>
    </style:style>
    <style:style style:name="slidemodel-business-model-canvas1-outline6" style:family="presentation" style:parent-style-name="slidemodel-business-model-canvas1-outline5">
      <style:paragraph-properties fo:margin-top="0cm" fo:margin-bottom="0.1cm"/>
      <style:text-properties fo:font-size="20pt" style:font-size-asian="20pt" style:font-size-complex="20pt"/>
    </style:style>
    <style:style style:name="slidemodel-business-model-canvas1-outline7" style:family="presentation" style:parent-style-name="slidemodel-business-model-canvas1-outline6">
      <style:paragraph-properties fo:margin-top="0cm" fo:margin-bottom="0.1cm"/>
      <style:text-properties fo:font-size="20pt" style:font-size-asian="20pt" style:font-size-complex="20pt"/>
    </style:style>
    <style:style style:name="slidemodel-business-model-canvas1-outline8" style:family="presentation" style:parent-style-name="slidemodel-business-model-canvas1-outline7">
      <style:paragraph-properties fo:margin-top="0cm" fo:margin-bottom="0.1cm"/>
      <style:text-properties fo:font-size="20pt" style:font-size-asian="20pt" style:font-size-complex="20pt"/>
    </style:style>
    <style:style style:name="slidemodel-business-model-canvas1-outline9" style:family="presentation" style:parent-style-name="slidemodel-business-model-canvas1-outline8">
      <style:paragraph-properties fo:margin-top="0cm" fo:margin-bottom="0.1cm"/>
      <style:text-properties fo:font-size="20pt" style:font-size-asian="20pt" style:font-size-complex="20pt"/>
    </style:style>
    <style:style style:name="slidemodel-business-model-canvas1-subtitle" style:family="presentation">
      <style:graphic-properties draw:stroke="none" draw:fill="none" draw:textarea-vertical-align="middle">
        <text:list-style style:name="slidemodel-business-model-canvas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lidemodel-business-model-canvas1-title" style:family="presentation">
      <style:graphic-properties draw:stroke="none" draw:fill="none" draw:textarea-vertical-align="middle">
        <text:list-style style:name="slidemodel-business-model-canvas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color="#000000" style:text-outline="false" style:text-line-through-style="none" style:text-line-through-type="none" style:text-position="0% 58%" style:font-name="Calibri" fo:font-family="Calibri" fo:font-size="24pt" fo:letter-spacing="normal" fo:language="en" fo:country="US" fo:font-style="normal" fo:text-shadow="none" style:text-underline-style="none" fo:font-weight="normal" style:letter-kerning="true" style:font-name-asian="SimSun" style:font-family-asian="SimSun" style:font-family-generic-asian="system" style:font-pitch-asian="variable" style:font-size-asian="24pt" style:language-asian="en" style:country-asian="US" style:font-style-asian="normal" style:font-weight-asian="normal" style:font-name-complex="Lucida Sans" style:font-family-complex="'Lucida Sans'" style:font-family-generic-complex="system" style:font-pitch-complex="variable" style:font-size-complex="24pt" style:language-complex="en" style:country-complex="US" style:font-style-complex="normal" style:font-weight-complex="normal" style:text-emphasize="none" style:font-relief="none" style:text-overline-style="none" style:text-overline-color="font-color" fo:hyphenate="false"/>
    </style:style>
    <style:style style:name="slidemodel-business-model-canvas2-background" style:family="presentation">
      <style:graphic-properties draw:stroke="none" draw:fill="gradient"/>
      <style:text-properties style:letter-kerning="true"/>
    </style:style>
    <style:style style:name="slidemodel-business-model-canvas2-backgroundobjects" style:family="presentation">
      <style:graphic-properties draw:textarea-horizontal-align="justify" draw:shadow="hidden" draw:shadow-offset-x="0.2cm" draw:shadow-offset-y="0.2cm" draw:shadow-color="#808080"/>
      <style:text-properties style:letter-kerning="true"/>
    </style:style>
    <style:style style:name="slidemodel-business-model-canvas2-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lidemodel-business-model-canvas2-outline1" style:family="presentation">
      <style:graphic-properties draw:stroke="none" draw:fill="none" draw:auto-grow-height="false" draw:fit-to-size="shrink-to-fit">
        <text:list-style style:name="slidemodel-business-model-canvas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text-properties fo:color="#000000" style:text-outline="false" style:text-line-through-style="none" style:text-line-through-type="none" style:text-position="0% 58%" style:font-name="Calibri" fo:font-family="Calibri" fo:font-size="36pt" fo:letter-spacing="normal" fo:language="en" fo:country="US" fo:font-style="normal" fo:text-shadow="none" style:text-underline-style="none" fo:font-weight="normal" style:letter-kerning="true" style:font-name-asian="SimSun" style:font-family-asian="SimSun" style:font-family-generic-asian="system" style:font-pitch-asian="variable" style:font-size-asian="36pt" style:language-asian="en" style:country-asian="US" style:font-style-asian="normal" style:font-weight-asian="normal" style:font-name-complex="Lucida Sans" style:font-family-complex="'Lucida Sans'" style:font-family-generic-complex="system" style:font-pitch-complex="variable" style:font-size-complex="36pt" style:language-complex="en" style:country-complex="US" style:font-style-complex="normal" style:font-weight-complex="normal" style:text-emphasize="none" style:font-relief="none" style:text-overline-style="none" style:text-overline-color="font-color" fo:hyphenate="false"/>
    </style:style>
    <style:style style:name="slidemodel-business-model-canvas2-outline2" style:family="presentation" style:parent-style-name="slidemodel-business-model-canvas2-outline1">
      <style:paragraph-properties fo:margin-top="0cm" fo:margin-bottom="0.4cm" fo:line-height="100%" fo:text-align="start" style:punctuation-wrap="hanging"/>
      <style:text-properties fo:color="#000000" style:text-line-through-style="none" style:text-line-through-type="none" style:text-position="0% 58%" style:font-name="Calibri"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slidemodel-business-model-canvas2-outline3" style:family="presentation" style:parent-style-name="slidemodel-business-model-canvas2-outline2">
      <style:paragraph-properties fo:margin-top="0cm" fo:margin-bottom="0.3cm" fo:line-height="100%" fo:text-align="start" style:punctuation-wrap="hanging"/>
      <style:text-properties fo:color="#000000" style:text-line-through-style="none" style:text-line-through-type="none" style:text-position="0% 58%"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slidemodel-business-model-canvas2-outline4" style:family="presentation" style:parent-style-name="slidemodel-business-model-canvas2-outline3">
      <style:paragraph-properties fo:margin-top="0cm" fo:margin-bottom="0.2cm" fo:line-height="100%" fo:text-align="start" style:punctuation-wrap="hanging"/>
      <style:text-properties fo:color="#000000" style:text-line-through-style="none" style:text-line-through-type="none" style:text-position="0% 58%"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slidemodel-business-model-canvas2-outline5" style:family="presentation" style:parent-style-name="slidemodel-business-model-canvas2-outline4">
      <style:paragraph-properties fo:margin-top="0cm" fo:margin-bottom="0.1cm"/>
      <style:text-properties fo:font-size="20pt" style:font-size-asian="20pt" style:font-size-complex="20pt"/>
    </style:style>
    <style:style style:name="slidemodel-business-model-canvas2-outline6" style:family="presentation" style:parent-style-name="slidemodel-business-model-canvas2-outline5">
      <style:paragraph-properties fo:margin-top="0cm" fo:margin-bottom="0.1cm"/>
      <style:text-properties fo:font-size="20pt" style:font-size-asian="20pt" style:font-size-complex="20pt"/>
    </style:style>
    <style:style style:name="slidemodel-business-model-canvas2-outline7" style:family="presentation" style:parent-style-name="slidemodel-business-model-canvas2-outline6">
      <style:paragraph-properties fo:margin-top="0cm" fo:margin-bottom="0.1cm"/>
      <style:text-properties fo:font-size="20pt" style:font-size-asian="20pt" style:font-size-complex="20pt"/>
    </style:style>
    <style:style style:name="slidemodel-business-model-canvas2-outline8" style:family="presentation" style:parent-style-name="slidemodel-business-model-canvas2-outline7">
      <style:paragraph-properties fo:margin-top="0cm" fo:margin-bottom="0.1cm"/>
      <style:text-properties fo:font-size="20pt" style:font-size-asian="20pt" style:font-size-complex="20pt"/>
    </style:style>
    <style:style style:name="slidemodel-business-model-canvas2-outline9" style:family="presentation" style:parent-style-name="slidemodel-business-model-canvas2-outline8">
      <style:paragraph-properties fo:margin-top="0cm" fo:margin-bottom="0.1cm"/>
      <style:text-properties fo:font-size="20pt" style:font-size-asian="20pt" style:font-size-complex="20pt"/>
    </style:style>
    <style:style style:name="slidemodel-business-model-canvas2-subtitle" style:family="presentation">
      <style:graphic-properties draw:stroke="none" draw:fill="none" draw:textarea-vertical-align="middle">
        <text:list-style style:name="slidemodel-business-model-canvas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lidemodel-business-model-canvas2-title" style:family="presentation">
      <style:graphic-properties draw:stroke="none" draw:fill="none" draw:textarea-vertical-align="middle">
        <text:list-style style:name="slidemodel-business-model-canvas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color="#000000" style:text-outline="false" style:text-line-through-style="none" style:text-line-through-type="none" style:text-position="0% 58%" style:font-name="Calibri" fo:font-family="Calibri" fo:font-size="24pt" fo:letter-spacing="normal" fo:language="en" fo:country="US" fo:font-style="normal" fo:text-shadow="none" style:text-underline-style="none" fo:font-weight="normal" style:letter-kerning="true" style:font-name-asian="SimSun" style:font-family-asian="SimSun" style:font-family-generic-asian="system" style:font-pitch-asian="variable" style:font-size-asian="24pt" style:language-asian="en" style:country-asian="US" style:font-style-asian="normal" style:font-weight-asian="normal" style:font-name-complex="Lucida Sans" style:font-family-complex="'Lucida Sans'" style:font-family-generic-complex="system" style:font-pitch-complex="variable" style:font-size-complex="24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33.858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gradient"/>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slidemodel-business-model-canvas-title">
      <style:graphic-properties draw:stroke="none" svg:stroke-width="0cm" draw:fill="none" draw:textarea-vertical-align="middle" draw:auto-grow-height="false" draw:fit-to-size="false" fo:min-height="3.181cm" fo:padding-top="0.169cm" fo:padding-bottom="0.169cm" fo:padding-left="0.339cm" fo:padding-right="0.339cm" fo:wrap-option="wrap"/>
    </style:style>
    <style:style style:name="Mpr2" style:family="presentation" style:parent-style-name="slidemodel-business-model-canvas-backgroundobjects">
      <style:graphic-properties draw:stroke="none" svg:stroke-width="0cm" draw:fill="none" draw:fill-color="#ffffff" draw:textarea-vertical-align="middle" draw:auto-grow-height="false" draw:fit-to-size="false" fo:min-height="11.049cm" fo:padding-top="0.169cm" fo:padding-bottom="0.169cm" fo:padding-left="0.339cm" fo:padding-right="0.339cm" fo:wrap-option="wrap"/>
    </style:style>
    <style:style style:name="Mpr3" style:family="presentation" style:parent-style-name="slidemodel-business-model-canvas-backgroundobjects">
      <style:graphic-properties draw:stroke="none" draw:fill="none" draw:fill-color="#ffffff" draw:auto-grow-height="false" fo:min-height="1.397cm"/>
    </style:style>
    <style:style style:name="Mpr4" style:family="presentation" style:parent-style-name="slidemodel-business-model-canvas-backgroundobjects">
      <style:graphic-properties draw:stroke="none" draw:fill="none" draw:fill-color="#ffffff" draw:textarea-vertical-align="bottom" draw:auto-grow-height="false" fo:min-height="1.397cm"/>
    </style:style>
    <style:style style:name="Mpr5" style:family="presentation" style:parent-style-name="slidemodel-business-model-canvas1-backgroundobjects">
      <style:graphic-properties draw:stroke="none" svg:stroke-width="0cm" draw:fill="none" draw:fill-color="#ffffff" draw:textarea-vertical-align="middle" draw:auto-grow-height="false" draw:fit-to-size="false" fo:min-height="11.049cm" fo:padding-top="0.169cm" fo:padding-bottom="0.169cm" fo:padding-left="0.339cm" fo:padding-right="0.339cm" fo:wrap-option="wrap"/>
    </style:style>
    <style:style style:name="Mpr6" style:family="presentation" style:parent-style-name="slidemodel-business-model-canvas1-backgroundobjects">
      <style:graphic-properties draw:stroke="none" draw:fill="none" draw:fill-color="#ffffff" draw:auto-grow-height="false" fo:min-height="1.397cm"/>
    </style:style>
    <style:style style:name="Mpr7" style:family="presentation" style:parent-style-name="slidemodel-business-model-canvas1-backgroundobjects">
      <style:graphic-properties draw:stroke="none" draw:fill="none" draw:fill-color="#ffffff" draw:textarea-vertical-align="bottom" draw:auto-grow-height="false" fo:min-height="1.397cm"/>
    </style:style>
    <style:style style:name="Mpr8" style:family="presentation" style:parent-style-name="slidemodel-business-model-canvas2-title">
      <style:graphic-properties draw:stroke="none" svg:stroke-width="0cm" draw:fill="none" draw:textarea-vertical-align="middle" draw:auto-grow-height="false" draw:fit-to-size="shrink-to-fit" fo:min-height="3.181cm" fo:padding-top="0.169cm" fo:padding-bottom="0.169cm" fo:padding-left="0.339cm" fo:padding-right="0.339cm" fo:wrap-option="wrap"/>
    </style:style>
    <style:style style:name="Mpr9" style:family="presentation" style:parent-style-name="slidemodel-business-model-canvas2-backgroundobjects">
      <style:graphic-properties draw:stroke="none" svg:stroke-width="0cm" draw:fill="none" draw:fill-color="#ffffff" draw:textarea-vertical-align="middle" draw:auto-grow-height="false" draw:fit-to-size="false" fo:min-height="11.049cm" fo:padding-top="0.169cm" fo:padding-bottom="0.169cm" fo:padding-left="0.339cm" fo:padding-right="0.339cm" fo:wrap-option="wrap"/>
    </style:style>
    <style:style style:name="Mpr10" style:family="presentation" style:parent-style-name="slidemodel-business-model-canvas2-backgroundobjects">
      <style:graphic-properties draw:stroke="none" draw:fill="none" draw:fill-color="#ffffff" draw:auto-grow-height="false" fo:min-height="1.27cm"/>
    </style:style>
    <style:style style:name="Mpr11" style:family="presentation" style:parent-style-name="slidemodel-business-model-canvas2-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top="0cm" fo:margin-bottom="0cm" fo:line-height="100%" fo:text-align="start" style:punctuation-wrap="hanging" style:writing-mode="lr-tb"/>
      <style:text-properties fo:hyphenate="false"/>
    </style:style>
    <style:style style:name="MP6" style:family="paragraph">
      <loext:graphic-properties draw:fill="none"/>
      <style:paragraph-properties fo:text-align="start" style:font-independent-line-spacing="true"/>
      <style:text-properties fo:font-size="36pt"/>
    </style:style>
    <style:style style:name="MP7" style:family="paragraph">
      <style:paragraph-properties fo:margin-left="0cm" fo:margin-right="0cm" fo:margin-top="0cm" fo:margin-bottom="0cm" fo:line-height="100%" fo:text-align="start" fo:text-indent="0cm" style:punctuation-wrap="hanging" style:writing-mode="lr-tb"/>
      <style:text-properties fo:font-size="16pt" style:font-size-asian="14pt" style:font-size-complex="14pt" fo:hyphenate="false"/>
    </style:style>
    <style:style style:name="MP8" style:family="paragraph">
      <loext:graphic-properties draw:fill="none" draw:fill-color="#ffffff"/>
      <style:paragraph-properties fo:text-align="start" style:font-independent-line-spacing="true"/>
      <style:text-properties fo:font-size="16pt" style:font-size-asian="14pt" style:font-size-complex="14pt"/>
    </style:style>
    <style:style style:name="MP9" style:family="paragraph">
      <style:paragraph-properties fo:margin-left="0cm" fo:margin-right="0cm" fo:margin-top="0cm" fo:margin-bottom="0cm" fo:line-height="100%" fo:text-align="end" fo:text-indent="0cm" style:punctuation-wrap="hanging" style:writing-mode="lr-tb"/>
      <style:text-properties fo:font-size="16pt" style:font-size-asian="14pt" style:font-size-complex="14pt" fo:hyphenate="false"/>
    </style:style>
    <style:style style:name="MP10" style:family="paragraph">
      <style:paragraph-properties fo:margin-top="0cm" fo:margin-bottom="0cm" fo:line-height="100%" fo:text-align="center" style:punctuation-wrap="hanging" style:writing-mode="lr-tb"/>
      <style:text-properties fo:hyphenate="false"/>
    </style:style>
    <style:style style:name="MT1" style:family="text">
      <style:text-properties fo:font-size="14pt" style:font-size-asian="14pt" style:font-size-complex="14pt"/>
    </style:style>
    <style:style style:name="MT2" style:family="text">
      <style:text-properties fo:color="#000000" style:text-line-through-style="none" style:text-line-through-type="none" style:text-position="0% 58%" style:font-name="Calibri"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MT3" style:family="text">
      <style:text-properties fo:color="#8b8b8b" style:text-line-through-style="none" style:text-line-through-type="none" style:text-position="0% 58%" style:font-name="Calibri"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MT4" style:family="text">
      <style:text-properties fo:color="#ffffff" style:text-line-through-style="none" style:text-line-through-type="none" style:text-position="0% 58%" style:font-name="Calibri" fo:font-size="36pt" fo:letter-spacing="normal" fo:font-style="normal" style:text-underline-style="none" fo:font-weight="normal" style:font-name-asian="Open Sans" style:font-size-asian="36pt" style:font-style-asian="normal" style:font-weight-asian="normal" style:font-name-complex="Open Sans1" style:font-size-complex="36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ero&gt;</text:page-number></text:span></text:p>
        </draw:text-box>
      </draw:frame>
    </style:handout-master>
    <style:master-page style:name="slidemodel-business-model-canvas" style:page-layout-name="PM1" draw:style-name="Mdp1">
      <draw:frame draw:name="Title 1" presentation:style-name="Mpr1" draw:text-style-name="MP6" draw:layer="backgroundobjects" svg:width="30.471cm" svg:height="1.974cm" svg:x="1.693cm" svg:y="0.763cm" presentation:class="title" presentation:user-transformed="true">
        <draw:text-box>
          <text:p text:style-name="MP5"><text:span text:style-name="MT2">Click to edit the title text formatClick to edit Master title style</text:span></text:p>
        </draw:text-box>
      </draw:frame>
      <draw:frame draw:name="Date Placeholder 2" presentation:style-name="Mpr2" draw:text-style-name="MP8" draw:layer="backgroundobjects" svg:width="7.899cm" svg:height="1.013cm" svg:x="1.693cm" svg:y="17.657cm" presentation:class="date-time" presentation:user-transformed="true">
        <draw:text-box>
          <text:p text:style-name="MP7"><text:span text:style-name="MT3"><text:date style:data-style-name="D1" text:date-value="2018-02-26">2/26/18</text:date></text:span></text:p>
        </draw:text-box>
      </draw:frame>
      <draw:frame draw:name="Footer Placeholder 3" presentation:style-name="Mpr2" draw:text-style-name="MP8" draw:layer="backgroundobjects" svg:width="10.721cm" svg:height="1.013cm" svg:x="11.568cm" svg:y="17.657cm" presentation:class="footer" presentation:user-transformed="true">
        <draw:text-box>
          <text:p/>
        </draw:text-box>
      </draw:frame>
      <draw:frame draw:name="Slide Number Placeholder 4" presentation:style-name="Mpr2" draw:text-style-name="MP8" draw:layer="backgroundobjects" svg:width="7.899cm" svg:height="1.013cm" svg:x="24.265cm" svg:y="17.657cm" presentation:class="page-number" presentation:user-transformed="true">
        <draw:text-box>
          <text:p text:style-name="MP9"><text:span text:style-name="MT3"><text:page-number>&lt;numero&gt;</text:page-number></text:span></text:p>
        </draw:text-box>
      </draw:frame>
      <draw:frame presentation:style-name="slidemodel-business-model-canvas-outline1" draw:layer="backgroundobjects" svg:width="30.471cm" svg:height="11.048cm" svg:x="1.692cm" svg:y="4.457cm" presentation:class="outline" presentation:placeholder="true">
        <draw:text-box/>
      </draw:frame>
      <presentation:notes style:page-layout-name="PM2">
        <draw:page-thumbnail presentation:style-name="slidemodel-business-model-canvas-title" draw:layer="backgroundobjects" svg:width="13.968cm" svg:height="10.476cm" svg:x="3.81cm" svg:y="2.123cm" presentation:class="page"/>
        <draw:frame presentation:style-name="slidemodel-business-model-canvas-notes" draw:layer="backgroundobjects" svg:width="17.271cm" svg:height="12.572cm" svg:x="2.159cm" svg:y="13.271cm" presentation:class="notes" presentation:placeholder="true">
          <draw:text-box/>
        </draw:frame>
        <draw:frame presentation:style-name="Mpr3" draw:text-style-name="MP2" draw:layer="backgroundobjects" svg:width="9.369cm" svg:height="1.396cm" svg:x="0cm" svg:y="0cm" presentation:class="header">
          <draw:text-box>
            <text:p text:style-name="MP1"><text:span text:style-name="MT1"><presentation:header/></text:span></text:p>
          </draw:text-box>
        </draw:frame>
        <draw:frame presentation:style-name="Mpr3" draw:text-style-name="MP4" draw:layer="backgroundobjects" svg:width="9.369cm" svg:height="1.396cm" svg:x="12.22cm" svg:y="0cm" presentation:class="date-time">
          <draw:text-box>
            <text:p text:style-name="MP3"><text:span text:style-name="MT1"><presentation:date-time/></text:span></text:p>
          </draw:text-box>
        </draw:frame>
        <draw:frame presentation:style-name="Mpr4" draw:text-style-name="MP2" draw:layer="backgroundobjects" svg:width="9.369cm" svg:height="1.396cm" svg:x="0cm" svg:y="26.543cm" presentation:class="footer">
          <draw:text-box>
            <text:p text:style-name="MP1"><text:span text:style-name="MT1"><presentation:footer/></text:span></text:p>
          </draw:text-box>
        </draw:frame>
        <draw:frame presentation:style-name="Mpr4" draw:text-style-name="MP4" draw:layer="backgroundobjects" svg:width="9.369cm" svg:height="1.396cm" svg:x="12.22cm" svg:y="26.543cm" presentation:class="page-number">
          <draw:text-box>
            <text:p text:style-name="MP3"><text:span text:style-name="MT1"><text:page-number>&lt;numero&gt;</text:page-number></text:span></text:p>
          </draw:text-box>
        </draw:frame>
      </presentation:notes>
    </style:master-page>
    <style:master-page style:name="slidemodel-business-model-canvas1" style:page-layout-name="PM1" draw:style-name="Mdp1">
      <draw:frame draw:name="Date Placeholder 1" presentation:style-name="Mpr5" draw:text-style-name="MP8" draw:layer="backgroundobjects" svg:width="7.899cm" svg:height="1.013cm" svg:x="1.693cm" svg:y="17.657cm" presentation:class="date-time" presentation:user-transformed="true">
        <draw:text-box>
          <text:p text:style-name="MP7"><text:span text:style-name="MT3"><text:date style:data-style-name="D1" text:date-value="2018-02-26">2/26/18</text:date></text:span></text:p>
        </draw:text-box>
      </draw:frame>
      <draw:frame draw:name="Footer Placeholder 2" presentation:style-name="Mpr5" draw:text-style-name="MP8" draw:layer="backgroundobjects" svg:width="10.721cm" svg:height="1.013cm" svg:x="11.568cm" svg:y="17.657cm" presentation:class="footer" presentation:user-transformed="true">
        <draw:text-box>
          <text:p/>
        </draw:text-box>
      </draw:frame>
      <draw:frame draw:name="Slide Number Placeholder 3" presentation:style-name="Mpr5" draw:text-style-name="MP8" draw:layer="backgroundobjects" svg:width="7.899cm" svg:height="1.013cm" svg:x="24.265cm" svg:y="17.657cm" presentation:class="page-number" presentation:user-transformed="true">
        <draw:text-box>
          <text:p text:style-name="MP9"><text:span text:style-name="MT3"><text:page-number>&lt;numero&gt;</text:page-number></text:span></text:p>
        </draw:text-box>
      </draw:frame>
      <draw:frame presentation:style-name="slidemodel-business-model-canvas1-title" draw:layer="backgroundobjects" svg:width="30.471cm" svg:height="3.18cm" svg:x="1.692cm" svg:y="0.76cm" presentation:class="title" presentation:placeholder="true">
        <draw:text-box/>
      </draw:frame>
      <draw:frame presentation:style-name="slidemodel-business-model-canvas1-outline1" draw:layer="backgroundobjects" svg:width="30.471cm" svg:height="11.048cm" svg:x="1.692cm" svg:y="4.457cm" presentation:class="outline" presentation:placeholder="true">
        <draw:text-box/>
      </draw:frame>
      <presentation:notes style:page-layout-name="PM2">
        <draw:page-thumbnail presentation:style-name="slidemodel-business-model-canvas1-title" draw:layer="backgroundobjects" svg:width="18.62cm" svg:height="10.476cm" svg:x="1.484cm" svg:y="2.123cm" presentation:class="page"/>
        <draw:frame presentation:style-name="slidemodel-business-model-canvas1-notes" draw:layer="backgroundobjects" svg:width="17.271cm" svg:height="12.572cm" svg:x="2.159cm" svg:y="13.271cm" presentation:class="notes" presentation:placeholder="true">
          <draw:text-box/>
        </draw:frame>
        <draw:frame presentation:style-name="Mpr6" draw:text-style-name="MP2" draw:layer="backgroundobjects" svg:width="9.369cm" svg:height="1.396cm" svg:x="0cm" svg:y="0cm" presentation:class="header">
          <draw:text-box>
            <text:p text:style-name="MP1"><text:span text:style-name="MT1"><presentation:header/></text:span></text:p>
          </draw:text-box>
        </draw:frame>
        <draw:frame presentation:style-name="Mpr6" draw:text-style-name="MP4" draw:layer="backgroundobjects" svg:width="9.369cm" svg:height="1.396cm" svg:x="12.22cm" svg:y="0cm" presentation:class="date-time">
          <draw:text-box>
            <text:p text:style-name="MP3"><text:span text:style-name="MT1"><presentation:date-time/></text:span></text:p>
          </draw:text-box>
        </draw:frame>
        <draw:frame presentation:style-name="Mpr7" draw:text-style-name="MP2" draw:layer="backgroundobjects" svg:width="9.369cm" svg:height="1.396cm" svg:x="0cm" svg:y="26.543cm" presentation:class="footer">
          <draw:text-box>
            <text:p text:style-name="MP1"><text:span text:style-name="MT1"><presentation:footer/></text:span></text:p>
          </draw:text-box>
        </draw:frame>
        <draw:frame presentation:style-name="Mpr7" draw:text-style-name="MP4" draw:layer="backgroundobjects" svg:width="9.369cm" svg:height="1.396cm" svg:x="12.22cm" svg:y="26.543cm" presentation:class="page-number">
          <draw:text-box>
            <text:p text:style-name="MP3"><text:span text:style-name="MT1"><text:page-number>&lt;numero&gt;</text:page-number></text:span></text:p>
          </draw:text-box>
        </draw:frame>
      </presentation:notes>
    </style:master-page>
    <style:master-page style:name="slidemodel-business-model-canvas2" style:page-layout-name="PM1" draw:style-name="Mdp1">
      <draw:frame draw:name="Title 1" presentation:style-name="Mpr8" draw:text-style-name="MP6" draw:layer="backgroundobjects" svg:width="16.473cm" svg:height="1.974cm" svg:x="8.938cm" svg:y="7.974cm" presentation:class="title" presentation:user-transformed="true">
        <draw:text-box>
          <text:p text:style-name="MP10"><text:span text:style-name="MT4">Click to edit the title text formatSlideModel.com</text:span></text:p>
        </draw:text-box>
      </draw:frame>
      <draw:frame draw:name="Date Placeholder 2" presentation:style-name="Mpr9" draw:text-style-name="MP8" draw:layer="backgroundobjects" svg:width="7.899cm" svg:height="1.013cm" svg:x="1.693cm" svg:y="17.657cm" presentation:class="date-time" presentation:user-transformed="true">
        <draw:text-box>
          <text:p text:style-name="MP7"><text:span text:style-name="MT3"><text:date style:data-style-name="D1" text:date-value="2018-02-26">2/26/18</text:date></text:span></text:p>
        </draw:text-box>
      </draw:frame>
      <draw:frame draw:name="Footer Placeholder 3" presentation:style-name="Mpr9" draw:text-style-name="MP8" draw:layer="backgroundobjects" svg:width="10.721cm" svg:height="1.013cm" svg:x="11.568cm" svg:y="17.657cm" presentation:class="footer" presentation:user-transformed="true">
        <draw:text-box>
          <text:p/>
        </draw:text-box>
      </draw:frame>
      <draw:frame draw:name="Slide Number Placeholder 4" presentation:style-name="Mpr9" draw:text-style-name="MP8" draw:layer="backgroundobjects" svg:width="7.899cm" svg:height="1.013cm" svg:x="24.265cm" svg:y="17.657cm" presentation:class="page-number" presentation:user-transformed="true">
        <draw:text-box>
          <text:p text:style-name="MP9"><text:span text:style-name="MT3"><text:page-number>&lt;numero&gt;</text:page-number></text:span></text:p>
        </draw:text-box>
      </draw:frame>
      <draw:frame presentation:style-name="slidemodel-business-model-canvas2-outline1" draw:layer="backgroundobjects" svg:width="30.471cm" svg:height="11.048cm" svg:x="1.692cm" svg:y="4.457cm" presentation:class="outline" presentation:placeholder="true">
        <draw:text-box/>
      </draw:frame>
      <presentation:notes style:page-layout-name="PM2">
        <draw:page-thumbnail presentation:style-name="slidemodel-business-model-canvas2-title" draw:layer="backgroundobjects" svg:width="16.928cm" svg:height="9.524cm" svg:x="1.06cm" svg:y="1.93cm" presentation:class="page"/>
        <draw:frame presentation:style-name="slidemodel-business-model-canvas2-notes" draw:layer="backgroundobjects" svg:width="15.239cm" svg:height="11.429cm" svg:x="1.905cm" svg:y="12.065cm" presentation:class="notes" presentation:placeholder="true">
          <draw:text-box/>
        </draw:frame>
        <draw:frame presentation:style-name="Mpr10" draw:text-style-name="MP2" draw:layer="backgroundobjects" svg:width="8.266cm" svg:height="1.269cm" svg:x="0cm" svg:y="0cm" presentation:class="header">
          <draw:text-box>
            <text:p text:style-name="MP1"><text:span text:style-name="MT1"><presentation:header/></text:span></text:p>
          </draw:text-box>
        </draw:frame>
        <draw:frame presentation:style-name="Mpr10" draw:text-style-name="MP4" draw:layer="backgroundobjects" svg:width="8.266cm" svg:height="1.269cm" svg:x="10.783cm" svg:y="0cm" presentation:class="date-time">
          <draw:text-box>
            <text:p text:style-name="MP3"><text:span text:style-name="MT1"><presentation:date-time/></text:span></text:p>
          </draw:text-box>
        </draw:frame>
        <draw:frame presentation:style-name="Mpr11" draw:text-style-name="MP2" draw:layer="backgroundobjects" svg:width="8.266cm" svg:height="1.269cm" svg:x="0cm" svg:y="24.13cm" presentation:class="footer">
          <draw:text-box>
            <text:p text:style-name="MP1"><text:span text:style-name="MT1"><presentation:footer/></text:span></text:p>
          </draw:text-box>
        </draw:frame>
        <draw:frame presentation:style-name="Mpr11" draw:text-style-name="MP4" draw:layer="backgroundobjects" svg:width="8.266cm" svg:height="1.269cm" svg:x="10.783cm" svg:y="24.13cm" presentation:class="page-number">
          <draw:text-box>
            <text:p text:style-name="MP3"><text:span text:style-name="MT1"><text:page-number>&lt;nu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5.4.2.2$Windows_X86_64 LibreOffice_project/22b09f6418e8c2d508a9eaf86b2399209b0990f4</meta:generator>
    <meta:creation-date>2018-02-26T11:28:06.868000000</meta:creation-date>
    <meta:editing-duration>PT6M11S</meta:editing-duration>
    <meta:editing-cycles>2</meta:editing-cycles>
    <dc:description>This is a &lt;strong&gt;free Business Model Canvas slide design for OpenOffice presentations&lt;/strong&gt; that you can use to represent and describe your business model visually. This template was inspired by Alex Osterwalder's Business Model Canvas and redesigned by &lt;a href="http://slidemodel.com"&gt;SlideModel.com&lt;/a&gt;.</dc:description>
    <meta:keyword>business model canvas template</meta:keyword>
    <meta:keyword>openoffice business model canvas</meta:keyword>
    <meta:keyword>business model canvas templates</meta:keyword>
    <meta:keyword>free business model canvas templates</meta:keyword>
    <dc:title>Business Model Canvas Template for OpenOffice</dc:title>
    <dc:subject>To see the entire Business Model Canvas slide deck, please visit this &lt;a href="http://slidemodel.com/free-powerpoint-templates/free-business-model-canvas-template-powerpoint/"&gt;link&lt;/a&gt;.</dc:subject>
    <dc:date>2018-02-26T11:54:49.978000000</dc:date>
    <meta:document-statistic meta:object-count="102"/>
    <meta:user-defined meta:name="ArticulatePath">Business Model Canvas</meta:user-defined>
    <meta:user-defined meta:name="Author">SlideModel.com</meta:user-defined>
    <meta:user-defined meta:name="AuthorWebsite">http://slidemodel.com</meta:user-defined>
    <meta:user-defined meta:name="License">Free for personal use</meta:user-defined>
  </office:meta>
</office:document-meta>
</file>